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3" manifest:media-type="application/vnd.oasis.opendocument.spreadshee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3.945cm"/>
      <style:paragraph-properties style:writing-mode="lr-tb"/>
    </style:style>
    <style:style style:name="gr3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marker-start="Arrowheads_20_3" draw:marker-start-width="0.3cm" draw:marker-end="Arrowheads_20_4" draw:marker-end-width="0.3cm" draw:textarea-vertical-align="middle"/>
    </style:style>
    <style:style style:name="gr6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7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8" style:family="graphic" style:parent-style-name="standard">
      <style:graphic-properties draw:marker-start="Arrowheads_20_9" draw:marker-start-width="0.3cm" draw:marker-end="Arrowheads_20_10" draw:marker-end-width="0.3cm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337cm" fo:min-width="4.5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325cm" fo:min-width="3.94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3.045cm"/>
      <style:paragraph-properties style:writing-mode="lr-tb"/>
    </style:style>
    <style:style style:name="gr12" style:family="graphic" style:parent-style-name="standard">
      <style:graphic-properties draw:stroke="dash" draw:stroke-dash="Dash" draw:marker-start="Arrowheads_20_11" draw:marker-start-width="0.3cm" draw:marker-end="Arrowheads_20_12" draw:marker-end-width="0.3cm" draw:textarea-vertical-align="middle"/>
    </style:style>
    <style:style style:name="gr13" style:family="graphic" style:parent-style-name="standard">
      <style:graphic-properties draw:marker-start="Arrowheads_20_13" draw:marker-start-width="0.3cm" draw:marker-end="Arrowheads_20_14" draw:marker-end-width="0.3cm" draw:textarea-vertical-align="middle"/>
    </style:style>
    <style:style style:name="gr14" style:family="graphic" style:parent-style-name="objectwithoutfill">
      <style:graphic-properties draw:marker-end="Arrowheads_20_19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7.053cm" fo:min-width="4.5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5.532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7.687cm" fo:min-width="11.883cm"/>
    </style:style>
    <style:style style:name="gr18" style:family="graphic" style:parent-style-name="standard">
      <style:graphic-properties draw:textarea-horizontal-align="justify" draw:textarea-vertical-align="middle" draw:auto-grow-height="false" fo:min-height="1.655cm" fo:min-width="6.48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766cm" fo:min-width="1.403cm"/>
      <style:paragraph-properties style:writing-mode="lr-tb"/>
    </style:style>
    <style:style style:name="gr20" style:family="graphic" style:parent-style-name="objectwithoutfill">
      <style:graphic-properties draw:marker-end="Arrowheads_20_31" draw:marker-end-width="0.3cm" draw:fill="none" draw:textarea-vertical-align="middle"/>
    </style:style>
    <style:style style:name="gr21" style:family="graphic" style:parent-style-name="objectwithoutfill">
      <style:graphic-properties draw:marker-end="Arrowheads_20_32" draw:marker-end-width="0.3cm" draw:fill="none" draw:textarea-vertical-align="middle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1.735cm" fo:min-width="2.994cm"/>
      <style:paragraph-properties style:writing-mode="lr-tb"/>
    </style:style>
    <style:style style:name="gr23" style:family="graphic" style:parent-style-name="objectwithoutfill">
      <style:graphic-properties draw:marker-end="Arrowheads_20_33" draw:marker-end-width="0.3cm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1.337cm" fo:min-width="3.31cm"/>
      <style:paragraph-properties style:writing-mode="lr-tb"/>
    </style:style>
    <style:style style:name="gr25" style:family="graphic" style:parent-style-name="objectwithoutfill">
      <style:graphic-properties draw:marker-end="Arrowheads_20_16" draw:marker-end-width="0.3cm" draw:fill="none" draw:textarea-vertical-align="middle"/>
    </style:style>
    <style:style style:name="gr26" style:family="graphic" style:parent-style-name="objectwithoutfill">
      <style:graphic-properties draw:marker-end="Arrowheads_20_17" draw:marker-end-width="0.3cm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1.338cm" fo:min-width="3.31cm"/>
      <style:paragraph-properties style:writing-mode="lr-tb"/>
    </style:style>
    <style:style style:name="gr28" style:family="graphic" style:parent-style-name="objectwithoutfill">
      <style:graphic-properties draw:marker-end="Arrowheads_20_18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1.338cm" fo:min-width="3.62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355cm" fo:min-width="3.727cm"/>
      <style:paragraph-properties style:writing-mode="lr-tb"/>
    </style:style>
    <style:style style:name="gr33" style:family="graphic" style:parent-style-name="standard">
      <style:graphic-properties draw:marker-start="Arrowheads_20_26" draw:marker-start-width="0.3cm" draw:marker-end="Arrowheads_20_27" draw:marker-end-width="0.3cm" draw:textarea-vertical-align="middle"/>
    </style:style>
    <style:style style:name="gr3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5" style:family="graphic" style:parent-style-name="standard">
      <style:graphic-properties draw:marker-start="Arrowheads_20_28" draw:marker-start-width="0.3cm" draw:marker-end="Arrowheads_20_29" draw:marker-end-width="0.3cm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7" style:family="graphic" style:parent-style-name="objectwithoutfill">
      <style:graphic-properties draw:marker-end="Arrowheads_20_30" draw:marker-end-width="0.3cm" draw:fill="none" draw:textarea-vertical-align="middle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1.735cm" fo:min-width="2.994cm"/>
      <style:paragraph-properties style:writing-mode="lr-tb"/>
    </style:style>
    <style:style style:name="gr39" style:family="graphic" style:parent-style-name="objectwithoutfill">
      <style:graphic-properties draw:marker-end="Arrowheads_20_34" draw:marker-end-width="0.3cm" draw:fill="none" draw:textarea-vertical-align="middle"/>
    </style:style>
    <style:style style:name="gr4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1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293cm" svg:height="3.175cm" svg:x="2.587cm" svg:y="12.677cm">
          <draw:text-box>
            <text:p><text:span text:style-name="T1">Connection Information for AnonFS</text:span></text:p>
          </draw:text-box>
        </draw:frame>
      </draw:page>
      <draw:page draw:name="page2" draw:style-name="dp1" draw:master-page-name="Default">
        <draw:custom-shape draw:style-name="gr2" draw:text-style-name="P2" draw:layer="layout" svg:width="4.445cm" svg:height="1.905cm" svg:x="2.27cm" svg:y="3.222cm">
          <text:p text:style-name="P2">Pe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4.017cm" svg:y="3.222cm">
          <text:p text:style-name="P2">Pe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715cm" svg:y1="4.175cm" svg:x2="14.017cm" svg:y2="4.175cm">
          <text:p/>
        </draw:line>
        <draw:frame draw:style-name="gr4" draw:text-style-name="P1" draw:layer="layout" svg:width="4.445cm" svg:height="0.962cm" svg:x="8.62cm" svg:y="3.222cm">
          <draw:text-box>
            <text:p>TCP Socket</text:p>
          </draw:text-box>
        </draw:frame>
        <draw:custom-shape draw:style-name="gr2" draw:text-style-name="P2" draw:layer="layout" svg:width="4.445cm" svg:height="1.905cm" svg:x="8.62cm" svg:y="13.94cm">
          <text:p text:style-name="P2">Peer 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8.62cm" svg:y="7.607cm">
          <text:p text:style-name="P2">Pe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8.62cm" svg:y="7.607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.952cm" svg:y="10.782cm">
          <text:p text:style-name="P2">Peer 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4.952cm" svg:y="10.782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492cm" svg:y1="10.465cm" svg:x2="8.62cm" svg:y2="8.56cm">
          <text:p/>
        </draw:line>
        <draw:line draw:style-name="gr6" draw:text-style-name="P3" draw:layer="layout" svg:x1="10.525cm" svg:y1="9.512cm" svg:x2="10.525cm" svg:y2="13.957cm">
          <text:p/>
        </draw:line>
        <draw:line draw:style-name="gr7" draw:text-style-name="P3" draw:layer="layout" svg:x1="6.397cm" svg:y1="11.735cm" svg:x2="14.97cm" svg:y2="11.735cm">
          <text:p/>
        </draw:line>
        <draw:line draw:style-name="gr8" draw:text-style-name="P3" draw:layer="layout" svg:x1="13.065cm" svg:y1="14.592cm" svg:x2="15.287cm" svg:y2="12.687cm">
          <text:p/>
        </draw:line>
        <draw:custom-shape draw:style-name="gr9" draw:text-style-name="P2" draw:layer="layout" svg:width="5.08cm" svg:height="1.587cm" svg:x="2.552cm" svg:y="21.943cm">
          <text:p text:style-name="P2">TCP Server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445cm" svg:height="1.575cm" svg:x="2.852cm" svg:y="20.355cm">
          <text:p text:style-name="P2">TCP Handle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545cm" svg:height="1.27cm" svg:x="3.352cm" svg:y="19.085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445cm" svg:height="1.575cm" svg:x="13.352cm" svg:y="21.855cm">
          <text:p text:style-name="P2">TCP Handle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545cm" svg:height="1.27cm" svg:x="13.852cm" svg:y="20.585cm">
          <text:p text:style-name="P2">Core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3.347cm" svg:y1="22.577cm" svg:x2="7.632cm" svg:y2="22.577cm">
          <text:p/>
        </draw:line>
        <draw:frame draw:style-name="gr4" draw:text-style-name="P1" draw:layer="layout" svg:width="3.175cm" svg:height="0.962cm" svg:x="9.12cm" svg:y="22.395cm">
          <draw:text-box>
            <text:p>Connect</text:p>
          </draw:text-box>
        </draw:frame>
        <draw:line draw:style-name="gr13" draw:text-style-name="P3" draw:layer="layout" svg:x1="13.347cm" svg:y1="22.26cm" svg:x2="7.315cm" svg:y2="20.99cm">
          <text:p/>
        </draw:line>
        <draw:frame draw:style-name="gr4" draw:text-style-name="P1" draw:layer="layout" svg:width="3.175cm" svg:height="0.962cm" draw:transform="rotate (-0.217817090648893) translate (9.361cm 20.623cm)">
          <draw:text-box>
            <text:p>Accept</text:p>
          </draw:text-box>
        </draw:frame>
        <draw:custom-shape draw:style-name="gr2" draw:text-style-name="P2" draw:layer="layout" svg:width="4.445cm" svg:height="1.905cm" svg:x="14.952cm" svg:y="14.282cm">
          <text:p text:style-name="P2">Peer 5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7.192cm" svg:y1="12.747cm" svg:x2="17.192cm" svg:y2="14.335cm">
          <text:p/>
        </draw:line>
      </draw:page>
      <draw:page draw:name="page3" draw:style-name="dp1" draw:master-page-name="Default">
        <draw:frame draw:style-name="gr1" draw:text-style-name="P5" draw:layer="layout" svg:width="19.59cm" svg:height="3.175cm" svg:x="1cm" svg:y="12.747cm">
          <draw:text-box>
            <text:p text:style-name="P3"><text:span text:style-name="T1">Adding File Into AnonFS</text:span></text:p>
          </draw:text-box>
        </draw:frame>
      </draw:page>
      <draw:page draw:name="page4" draw:style-name="dp1" draw:master-page-name="Default">
        <draw:custom-shape draw:style-name="gr15" draw:text-style-name="P2" draw:layer="layout" svg:width="5.08cm" svg:height="7.303cm" svg:x="2.27cm" svg:y="2.752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6.032cm" svg:height="1.27cm" svg:x="13.46cm" svg:y="1.952cm">
          <text:p text:style-name="P2">Piece 1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6.032cm" svg:height="1.27cm" svg:x="13.46cm" svg:y="3.452cm">
          <text:p text:style-name="P2">Piece 2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6.032cm" svg:height="1.27cm" svg:x="13.46cm" svg:y="4.952cm">
          <text:p text:style-name="P2">Piece 3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6.032cm" svg:height="1.27cm" svg:x="13.46cm" svg:y="6.452cm">
          <text:p text:style-name="P2">Piece 4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6.032cm" svg:height="1.27cm" svg:x="13.46cm" svg:y="7.952cm">
          <text:p text:style-name="P2">Piece 5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6.032cm" svg:height="1.27cm" svg:x="13.46cm" svg:y="9.452cm">
          <text:p text:style-name="P2">Piece 6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2.383cm" svg:height="7.937cm" svg:x="5.127cm" svg:y="14.3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985cm" svg:height="1.905cm" svg:x="7.65cm" svg:y="15.052cm">
          <text:p text:style-name="P2">SHA256, Will_To_Live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985cm" svg:height="1.905cm" svg:x="7.65cm" svg:y="17.352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985cm" svg:height="1.905cm" svg:x="7.65cm" svg:y="19.652cm">
          <text:p text:style-name="P2">SIGNATU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8.573cm" svg:height="0.962cm" svg:x="8.432cm" svg:y="22.59cm">
          <draw:text-box>
            <text:p>Structure of Piece</text:p>
          </draw:text-box>
        </draw:frame>
        <draw:custom-shape draw:style-name="gr19" draw:text-style-name="P2" draw:layer="layout" svg:width="2.109cm" svg:height="2.222cm" svg:x="9.202cm" svg:y="4.851cm">
          <text:p text:style-name="P2">File</text:p>
          <text:p text:style-name="P2">To</text:p>
          <text:p text:style-name="P2">Pie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4" draw:layer="layout" svg:x1="11.477cm" svg:y1="6.08cm" svg:x2="13.382cm" svg:y2="6.08cm">
          <text:p/>
        </draw:line>
        <draw:line draw:style-name="gr21" draw:text-style-name="P4" draw:layer="layout" svg:x1="7.35cm" svg:y1="6.08cm" svg:x2="9.255cm" svg:y2="6.08cm">
          <text:p/>
        </draw:line>
        <draw:custom-shape draw:style-name="gr22" draw:text-style-name="P6" draw:layer="layout" svg:width="3.493cm" svg:height="3.175cm" svg:x="8.402cm" svg:y="8.62cm">
          <text:p text:style-name="P6">Assembly</text:p>
          <text:p text:style-name="P6">And</text:p>
          <text:p text:style-name="P6">Checksum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3" draw:text-style-name="P4" draw:layer="layout" svg:x1="10.207cm" svg:y1="7.032cm" svg:x2="10.207cm" svg:y2="8.62cm">
          <text:p/>
        </draw:line>
      </draw:page>
      <draw:page draw:name="page5" draw:style-name="dp1" draw:master-page-name="Default">
        <draw:custom-shape draw:style-name="gr24" draw:text-style-name="P2" draw:layer="layout" svg:width="3.81cm" svg:height="1.587cm" svg:x="8.902cm" svg:y="1.6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81cm" svg:height="1.587cm" svg:x="5.402cm" svg:y="5.435cm">
          <text:p text:style-name="P2">Peer 2</text:p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9.82cm" svg:y1="3.222cm" svg:x2="7.915cm" svg:y2="5.127cm">
          <text:p/>
        </draw:line>
        <draw:frame draw:style-name="gr4" draw:text-style-name="P1" draw:layer="layout" svg:width="4.445cm" svg:height="0.962cm" svg:x="4.422cm" svg:y="3.222cm">
          <draw:text-box>
            <text:p>Piece 1 TTL 1</text:p>
          </draw:text-box>
        </draw:frame>
        <draw:custom-shape draw:style-name="gr24" draw:text-style-name="P2" draw:layer="layout" svg:width="3.81cm" svg:height="1.587cm" svg:x="12.36cm" svg:y="5.445cm">
          <text:p text:style-name="P2">Peer 3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11.725cm" svg:y1="3.222cm" svg:x2="13.312cm" svg:y2="5.127cm">
          <text:p/>
        </draw:line>
        <draw:frame draw:style-name="gr4" draw:text-style-name="P1" draw:layer="layout" svg:width="4.445cm" svg:height="0.962cm" svg:x="12.523cm" svg:y="3.222cm">
          <draw:text-box>
            <text:p>Piece 1 TTL 1</text:p>
          </draw:text-box>
        </draw:frame>
        <draw:custom-shape draw:style-name="gr27" draw:text-style-name="P2" draw:layer="layout" svg:width="3.81cm" svg:height="1.588cm" svg:x="5.375cm" svg:y="8.9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7.28cm" svg:y1="7.032cm" svg:x2="7.28cm" svg:y2="8.937cm">
          <text:p/>
        </draw:line>
        <draw:frame draw:style-name="gr4" draw:text-style-name="P1" draw:layer="layout" svg:width="4.445cm" svg:height="0.962cm" svg:x="2.723cm" svg:y="7.422cm">
          <draw:text-box>
            <text:p>Piece 1 TTL 0</text:p>
          </draw:text-box>
        </draw:frame>
        <draw:custom-shape draw:style-name="gr29" draw:text-style-name="P2" draw:layer="layout" svg:width="4.127cm" svg:height="1.588cm" svg:x="12.36cm" svg:y="8.9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14.556cm" svg:y1="7.032cm" svg:x2="14.556cm" svg:y2="8.937cm">
          <text:p/>
        </draw:line>
        <draw:frame draw:style-name="gr4" draw:text-style-name="P1" draw:layer="layout" svg:width="4.445cm" svg:height="0.962cm" svg:x="14.699cm" svg:y="7.422cm">
          <draw:text-box>
            <text:p>Piece 1 TTL 0</text:p>
          </draw:text-box>
        </draw:frame>
        <draw:custom-shape draw:style-name="gr24" draw:text-style-name="P2" draw:layer="layout" svg:width="3.81cm" svg:height="1.587cm" svg:x="8.903cm" svg:y="12.3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81cm" svg:height="1.587cm" svg:x="5.403cm" svg:y="16.135cm">
          <text:p text:style-name="P2">Peer 2</text:p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9.821cm" svg:y1="13.922cm" svg:x2="7.916cm" svg:y2="15.827cm">
          <text:p/>
        </draw:line>
        <draw:frame draw:style-name="gr4" draw:text-style-name="P1" draw:layer="layout" svg:width="4.445cm" svg:height="0.962cm" svg:x="4.423cm" svg:y="13.922cm">
          <draw:text-box>
            <text:p>Piece 2 TTL 1</text:p>
          </draw:text-box>
        </draw:frame>
        <draw:custom-shape draw:style-name="gr24" draw:text-style-name="P2" draw:layer="layout" svg:width="3.81cm" svg:height="1.587cm" svg:x="12.361cm" svg:y="16.145cm">
          <text:p text:style-name="P2">Peer 3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11.726cm" svg:y1="13.922cm" svg:x2="13.313cm" svg:y2="15.827cm">
          <text:p/>
        </draw:line>
        <draw:frame draw:style-name="gr4" draw:text-style-name="P1" draw:layer="layout" svg:width="4.445cm" svg:height="0.962cm" svg:x="12.524cm" svg:y="13.922cm">
          <draw:text-box>
            <text:p>Piece 2 TTL 1</text:p>
          </draw:text-box>
        </draw:frame>
        <draw:custom-shape draw:style-name="gr27" draw:text-style-name="P2" draw:layer="layout" svg:width="3.81cm" svg:height="1.588cm" svg:x="5.376cm" svg:y="19.6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7.281cm" svg:y1="17.732cm" svg:x2="7.281cm" svg:y2="19.637cm">
          <text:p/>
        </draw:line>
        <draw:frame draw:style-name="gr4" draw:text-style-name="P1" draw:layer="layout" svg:width="4.445cm" svg:height="0.962cm" svg:x="2.724cm" svg:y="18.122cm">
          <draw:text-box>
            <text:p>Piece 1 TTL 0</text:p>
          </draw:text-box>
        </draw:frame>
        <draw:custom-shape draw:style-name="gr29" draw:text-style-name="P2" draw:layer="layout" svg:width="4.127cm" svg:height="1.588cm" svg:x="12.361cm" svg:y="19.6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14.557cm" svg:y1="17.732cm" svg:x2="14.557cm" svg:y2="19.637cm">
          <text:p/>
        </draw:line>
        <draw:frame draw:style-name="gr4" draw:text-style-name="P1" draw:layer="layout" svg:width="4.445cm" svg:height="0.962cm" svg:x="14.7cm" svg:y="18.122cm">
          <draw:text-box>
            <text:p>Piece 1 TTL 0</text:p>
          </draw:text-box>
        </draw:frame>
        <draw:frame draw:style-name="gr30" draw:text-style-name="P1" draw:layer="layout" svg:width="9.843cm" svg:height="1.905cm" svg:x="7.227cm" svg:y="22.59cm">
          <draw:text-box>
            <text:p>Peer 1 Sending a File</text:p>
          </draw:text-box>
        </draw:frame>
      </draw:page>
      <draw:page draw:name="page6" draw:style-name="dp1" draw:master-page-name="Default">
        <draw:frame draw:style-name="gr1" draw:text-style-name="P5" draw:layer="layout" svg:width="19.59cm" svg:height="3.175cm" svg:x="1cm" svg:y="12.747cm">
          <draw:text-box>
            <text:p text:style-name="P3"><text:span text:style-name="T1">Getting file from AnonFS</text:span></text:p>
          </draw:text-box>
        </draw:frame>
      </draw:page>
      <draw:page draw:name="page7" draw:style-name="dp1" draw:master-page-name="Default">
        <draw:custom-shape draw:style-name="gr24" draw:text-style-name="P2" draw:layer="layout" svg:width="3.81cm" svg:height="1.587cm" svg:x="8.503cm" svg:y="1.3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81cm" svg:height="1.587cm" svg:x="5.003cm" svg:y="5.135cm">
          <text:p text:style-name="P2">Peer 2</text:p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9.421cm" svg:y1="2.922cm" svg:x2="7.516cm" svg:y2="4.827cm">
          <text:p/>
        </draw:line>
        <draw:frame draw:style-name="gr31" draw:text-style-name="P1" draw:layer="layout" svg:width="6.281cm" svg:height="2.384cm" svg:x="2.574cm" svg:y="2.922cm">
          <draw:text-box>
            <text:p>Get Piece 1 TTL 1</text:p>
            <text:p><text:s text:c="13"/>TimeOut</text:p>
          </draw:text-box>
        </draw:frame>
        <draw:custom-shape draw:style-name="gr24" draw:text-style-name="P2" draw:layer="layout" svg:width="3.81cm" svg:height="1.587cm" svg:x="11.961cm" svg:y="5.145cm">
          <text:p text:style-name="P2">Peer 3</text:p>
          <draw:enhanced-geometry svg:viewBox="0 0 21600 21600" draw:type="rectangle" draw:enhanced-path="M 0 0 L 21600 0 21600 21600 0 21600 0 0 Z N"/>
        </draw:custom-shape>
        <draw:frame draw:style-name="gr31" draw:text-style-name="P1" draw:layer="layout" svg:width="6.032cm" svg:height="2.384cm" svg:x="12.03cm" svg:y="2.922cm">
          <draw:text-box>
            <text:p>Get Piece 1 TTL 2</text:p>
            <text:p><text:s text:c="2"/>Got Piece 1</text:p>
          </draw:text-box>
        </draw:frame>
        <draw:custom-shape draw:style-name="gr29" draw:text-style-name="P2" draw:layer="layout" svg:width="4.127cm" svg:height="1.588cm" svg:x="11.961cm" svg:y="8.6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14.157cm" svg:y1="6.732cm" svg:x2="14.157cm" svg:y2="8.637cm">
          <text:p/>
        </draw:line>
        <draw:frame draw:style-name="gr4" draw:text-style-name="P1" draw:layer="layout" svg:width="4.445cm" svg:height="0.962cm" svg:x="14.3cm" svg:y="7.122cm">
          <draw:text-box>
            <text:p>Piece 1 TTL 1</text:p>
          </draw:text-box>
        </draw:frame>
        <draw:custom-shape draw:style-name="gr32" draw:text-style-name="P2" draw:layer="layout" svg:width="4.227cm" svg:height="1.605cm" svg:x="11.93cm" svg:y="12.177cm">
          <text:p text:style-name="P2">Peer 5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14.182cm" svg:y1="10.232cm" svg:x2="14.182cm" svg:y2="12.137cm">
          <text:p/>
        </draw:line>
        <draw:frame draw:style-name="gr4" draw:text-style-name="P1" draw:layer="layout" svg:width="4.445cm" svg:height="0.962cm" svg:x="14.325cm" svg:y="10.622cm">
          <draw:text-box>
            <text:p>Piece 1 TTL 0</text:p>
          </draw:text-box>
        </draw:frame>
        <draw:line draw:style-name="gr33" draw:text-style-name="P3" draw:layer="layout" svg:x1="11.095cm" svg:y1="2.922cm" svg:x2="12.665cm" svg:y2="4.827cm">
          <text:p/>
        </draw:line>
        <draw:custom-shape draw:style-name="gr24" draw:text-style-name="P2" draw:layer="layout" svg:width="3.81cm" svg:height="1.587cm" svg:x="9.003cm" svg:y="15.8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81cm" svg:height="1.587cm" svg:x="9.003cm" svg:y="19.635cm">
          <text:p text:style-name="P2">Peer 2</text:p>
          <draw:enhanced-geometry svg:viewBox="0 0 21600 21600" draw:type="rectangle" draw:enhanced-path="M 0 0 L 21600 0 21600 21600 0 21600 0 0 Z N"/>
        </draw:custom-shape>
        <draw:frame draw:style-name="gr34" draw:text-style-name="P1" draw:layer="layout" svg:width="6.281cm" svg:height="1.673cm" svg:x="4.992cm" svg:y="17.757cm">
          <draw:text-box>
            <text:p>Get Piece 2 TTL 1</text:p>
            <text:p><text:tab/> <text:s text:c="2"/>Got Piece 1</text:p>
          </draw:text-box>
        </draw:frame>
        <draw:line draw:style-name="gr35" draw:text-style-name="P3" draw:layer="layout" svg:x1="10.942cm" svg:y1="17.422cm" svg:x2="10.942cm" svg:y2="19.645cm">
          <text:p/>
        </draw:line>
        <draw:custom-shape draw:style-name="gr24" draw:text-style-name="P2" draw:layer="layout" svg:width="3.81cm" svg:height="1.587cm" svg:x="9.004cm" svg:y="23.435cm">
          <text:p text:style-name="P2">Peer 3</text:p>
          <draw:enhanced-geometry svg:viewBox="0 0 21600 21600" draw:type="rectangle" draw:enhanced-path="M 0 0 L 21600 0 21600 21600 0 21600 0 0 Z N"/>
        </draw:custom-shape>
        <draw:frame draw:style-name="gr36" draw:text-style-name="P1" draw:layer="layout" svg:width="6.281cm" svg:height="1.27cm" svg:x="6.193cm" svg:y="21.857cm">
          <draw:text-box>
            <text:p>Piece 2 TTL 0</text:p>
          </draw:text-box>
        </draw:frame>
        <draw:line draw:style-name="gr37" draw:text-style-name="P4" draw:layer="layout" svg:x1="10.942cm" svg:y1="21.232cm" svg:x2="10.942cm" svg:y2="23.455cm">
          <text:p/>
        </draw:line>
      </draw:page>
      <draw:page draw:name="page8" draw:style-name="dp1" draw:master-page-name="Default">
        <draw:custom-shape draw:style-name="gr15" draw:text-style-name="P2" draw:layer="layout" svg:width="5.08cm" svg:height="7.303cm" svg:x="14.37cm" svg:y="2.753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6.032cm" svg:height="1.27cm" svg:x="2.06cm" svg:y="1.953cm">
          <text:p text:style-name="P2">Piece 1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6.032cm" svg:height="1.27cm" svg:x="2.06cm" svg:y="3.453cm">
          <text:p text:style-name="P2">Piece 2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6.032cm" svg:height="1.27cm" svg:x="2.06cm" svg:y="4.953cm">
          <text:p text:style-name="P2">Piece 3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6.032cm" svg:height="1.27cm" svg:x="2.06cm" svg:y="6.453cm">
          <text:p text:style-name="P2">Piece 4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6.032cm" svg:height="1.27cm" svg:x="2.06cm" svg:y="7.953cm">
          <text:p text:style-name="P2">Piece 5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6.032cm" svg:height="1.27cm" svg:x="2.06cm" svg:y="9.453cm">
          <text:p text:style-name="P2">Piece 6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.109cm" svg:height="2.222cm" svg:x="10.102cm" svg:y="4.852cm">
          <text:p text:style-name="P2">Piece</text:p>
          <text:p text:style-name="P2">To</text:p>
          <text:p text:style-name="P2">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4" draw:layer="layout" svg:x1="12.377cm" svg:y1="6.081cm" svg:x2="14.282cm" svg:y2="6.081cm">
          <text:p/>
        </draw:line>
        <draw:line draw:style-name="gr21" draw:text-style-name="P4" draw:layer="layout" svg:x1="8.25cm" svg:y1="6.081cm" svg:x2="10.155cm" svg:y2="6.081cm">
          <text:p/>
        </draw:line>
        <draw:custom-shape draw:style-name="gr38" draw:text-style-name="P6" draw:layer="layout" svg:width="3.493cm" svg:height="3.175cm" svg:x="9.302cm" svg:y="8.621cm">
          <text:p text:style-name="P6">Assembly</text:p>
          <text:p text:style-name="P6">And</text:p>
          <text:p text:style-name="P6">Checksum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9" draw:text-style-name="P4" draw:layer="layout" svg:x1="11.042cm" svg:y1="8.62cm" svg:x2="11.042cm" svg:y2="7.032cm">
          <text:p/>
        </draw:line>
        <draw:frame draw:style-name="gr40" draw:layer="layout" svg:width="9.031cm" svg:height="2.257cm" svg:x="1.176cm" svg:y="17.15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1" draw:text-style-name="P1" draw:layer="layout" svg:width="7.937cm" svg:height="1.588cm" svg:x="6.397cm" svg:y="20.049cm">
          <draw:text-box>
            <text:p>Assembly And Checksum</text:p>
          </draw:text-box>
        </draw:frame>
        <draw:frame draw:style-name="gr4" draw:text-style-name="P1" draw:layer="layout" svg:width="5.397cm" svg:height="0.962cm" svg:x="3.892cm" svg:y="18.453cm">
          <draw:text-box>
            <text:p>File DB</text:p>
          </draw:text-box>
        </draw:frame>
        <draw:frame draw:style-name="gr40" draw:layer="layout" svg:width="9.031cm" svg:height="2.257cm" svg:x="11.177cm" svg:y="17.15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5.397cm" svg:height="0.962cm" svg:x="13.893cm" svg:y="18.454cm">
          <draw:text-box>
            <text:p>Piece DB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3T15:59:34.683144145</meta:creation-date>
    <dc:date>2021-07-03T18:18:27.620561534</dc:date>
    <meta:editing-duration>PT7M48S</meta:editing-duration>
    <meta:editing-cycles>3</meta:editing-cycles>
    <meta:generator>LibreOffice/7.0.6.2$Linux_X86_64 LibreOffice_project/00$Build-2</meta:generator>
    <meta:document-statistic meta:object-count="108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5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iece Count</text:p>
          </table:table-cell>
        </table:table-row>
        <table:table-row table:style-name="ro1">
          <table:table-cell table:style-name="ce2" office:value-type="string" calcext:value-type="string">
            <text:p>TestFile.txt</text:p>
          </table:table-cell>
          <table:table-cell table:style-name="ce2" office:value-type="string" calcext:value-type="string">
            <text:p>ecb123456789</text:p>
          </table:table-cell>
          <table:table-cell table:style-name="ce2" office:value-type="string" calcext:value-type="string">
            <text:p>21-05-2021</text:p>
          </table:table-cell>
          <table:table-cell table:style-name="ce2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5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CheckSum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eers</text:p>
          </table:table-cell>
        </table:table-row>
        <table:table-row table:style-name="ro1">
          <table:table-cell office:value-type="string" calcext:value-type="string">
            <text:p>TestFile.txt.1</text:p>
          </table:table-cell>
          <table:table-cell office:value-type="string" calcext:value-type="string">
            <text:p>123456789a</text:p>
          </table:table-cell>
          <table:table-cell office:value-type="string" calcext:value-type="string">
            <text:p>21-05-2021</text:p>
          </table:table-cell>
          <table:table-cell office:value-type="string" calcext:value-type="string">
            <text:p>121.0.1.1</text:p>
          </table:table-cell>
        </table:table-row>
        <table:table-row table:style-name="ro1">
          <table:table-cell office:value-type="string" calcext:value-type="string">
            <text:p>TestFile.txt.2</text:p>
          </table:table-cell>
          <table:table-cell office:value-type="string" calcext:value-type="string">
            <text:p>23456789a1</text:p>
          </table:table-cell>
          <table:table-cell office:value-type="string" calcext:value-type="string">
            <text:p>21-05-2021</text:p>
          </table:table-cell>
          <table:table-cell office:value-type="string" calcext:value-type="string">
            <text:p>121.0.1.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17:13:45.132387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